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officeooo:rsid="0022a82b" officeooo:paragraph-rsid="0022a82b" style:font-weight-asian="bold" style:font-weight-complex="bold"/>
    </style:style>
    <style:style style:name="P2" style:family="paragraph" style:parent-style-name="Standard">
      <style:text-properties fo:font-weight="bold" officeooo:rsid="00248508" officeooo:paragraph-rsid="00248508" style:font-weight-asian="bold" style:font-weight-complex="bold"/>
    </style:style>
    <style:style style:name="P3" style:family="paragraph" style:parent-style-name="Standard">
      <style:text-properties officeooo:rsid="0022a82b" officeooo:paragraph-rsid="0022a82b"/>
    </style:style>
    <style:style style:name="P4" style:family="paragraph" style:parent-style-name="Standard" style:list-style-name="L1">
      <style:text-properties officeooo:rsid="0022a82b" officeooo:paragraph-rsid="0022a82b"/>
    </style:style>
    <style:style style:name="P5" style:family="paragraph" style:parent-style-name="Standard">
      <style:text-properties officeooo:rsid="00248508" officeooo:paragraph-rsid="00248508"/>
    </style:style>
    <style:style style:name="P6" style:family="paragraph" style:parent-style-name="Standard">
      <style:text-properties fo:font-weight="normal" officeooo:rsid="00248508" officeooo:paragraph-rsid="00248508" style:font-weight-asian="normal" style:font-weight-complex="normal"/>
    </style:style>
    <style:style style:name="P7" style:family="paragraph" style:parent-style-name="Text_20_body">
      <style:text-properties officeooo:rsid="00248508" officeooo:paragraph-rsid="00248508"/>
    </style:style>
    <style:style style:name="P8" style:family="paragraph" style:parent-style-name="Text_20_body">
      <style:text-properties officeooo:rsid="002530c2" officeooo:paragraph-rsid="002530c2"/>
    </style:style>
    <style:style style:name="P9" style:family="paragraph" style:parent-style-name="Text_20_body">
      <style:text-properties officeooo:paragraph-rsid="002530c2"/>
    </style:style>
    <style:style style:name="P10" style:family="paragraph" style:parent-style-name="Text_20_body">
      <style:text-properties officeooo:rsid="0025e380" officeooo:paragraph-rsid="0025e380"/>
    </style:style>
    <style:style style:name="P11" style:family="paragraph" style:parent-style-name="Text_20_body">
      <style:text-properties fo:font-weight="bold" officeooo:rsid="0027b8ee" officeooo:paragraph-rsid="0027b8ee" style:font-weight-asian="bold" style:font-weight-complex="bold"/>
    </style:style>
    <style:style style:name="P12" style:family="paragraph" style:parent-style-name="Text_20_body">
      <style:text-properties fo:font-weight="normal" officeooo:rsid="0027b8ee" officeooo:paragraph-rsid="0027b8ee" style:font-weight-asian="normal" style:font-weight-complex="normal"/>
    </style:style>
    <style:style style:name="P13" style:family="paragraph" style:parent-style-name="Text_20_body">
      <style:text-properties fo:font-weight="normal" officeooo:rsid="0029faee" officeooo:paragraph-rsid="0029faee" style:font-weight-asian="normal" style:font-weight-complex="normal"/>
    </style:style>
    <style:style style:name="P14" style:family="paragraph" style:parent-style-name="Text_20_body">
      <style:text-properties fo:font-weight="normal" officeooo:rsid="002b6803" officeooo:paragraph-rsid="002b6803" style:font-weight-asian="normal" style:font-weight-complex="normal"/>
    </style:style>
    <style:style style:name="P15" style:family="paragraph" style:parent-style-name="Text_20_body">
      <style:text-properties fo:font-weight="normal" officeooo:rsid="002cbf01" officeooo:paragraph-rsid="002cbf01" style:font-weight-asian="normal" style:font-weight-complex="normal"/>
    </style:style>
    <style:style style:name="T1" style:family="text">
      <style:text-properties officeooo:rsid="0022eedf"/>
    </style:style>
    <style:style style:name="T2" style:family="text">
      <style:text-properties officeooo:rsid="0024850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7b8ee"/>
    </style:style>
    <style:style style:name="T5" style:family="text">
      <style:text-properties officeooo:rsid="00280674"/>
    </style:style>
    <style:style style:name="T6" style:family="text">
      <style:text-properties officeooo:rsid="00289f75"/>
    </style:style>
    <style:style style:name="T7" style:family="text">
      <style:text-properties officeooo:rsid="0029faee"/>
    </style:style>
    <style:style style:name="T8" style:family="text">
      <style:text-properties officeooo:rsid="002cbf0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main take over from the Amazon project</text:p>
      <text:p text:style-name="P3"/>
      <text:p text:style-name="P3">Main idea of JavaScript</text:p>
      <text:list xml:id="list2310569010" text:style-name="L1">
        <text:list-item>
          <text:p text:style-name="P4">save the data</text:p>
        </text:list-item>
        <text:list-item>
          <text:p text:style-name="P4">generate the HTML(it will help us to avoid the repetitive html)</text:p>
        </text:list-item>
        <text:list-item>
          <text:p text:style-name="P4">make it interactive</text:p>
        </text:list-item>
      </text:list>
      <text:p text:style-name="P3"/>
      <text:p text:style-name="P1">Save the data in JavaScript</text:p>
      <text:p text:style-name="P3">Data = information(information about the product, <text:span text:style-name="T1">where the information are being stored in the variables, arrays</text:span><text:span text:style-name="T2">[]</text:span><text:span text:style-name="T1"> and inside the array, we organized in the form of object({} it represent the object in javascript, where object will allow to store multiple values together.)</text:span></text:p>
      <text:p text:style-name="P3"><text:tab/> <text:span text:style-name="T2">so the code will be </text:span></text:p>
      <text:p text:style-name="P3"><text:tab/><text:span text:style-name="T2">const product = [{image: , productName: , }]; this is called the data structure. </text:span></text:p>
      <text:p text:style-name="P5">This file has to be stored in <text:span text:style-name="T3">product.js</text:span></text:p>
      <text:p text:style-name="P3"/>
      <text:p text:style-name="P2">generate the HTML </text:p>
      <text:p text:style-name="P9">In this method we can use the looping(for.Each<text:span text:style-name="T2">)</text:span> concept to generate the html to avoid repetitive hmtl.</text:p>
      <text:p text:style-name="P7">Let productHTML = ‘ ’;</text:p>
      <text:p text:style-name="P8">products.forEach((product)=&gt;{</text:p>
      <text:p text:style-name="P8">productHMTL += ` <text:span text:style-name="T7">PUT THE HTML CODE WHICH IS REPETITIVE</text:span>`});</text:p>
      <text:p text:style-name="P10">this the syntax that we used to render the html page using the javascript. </text:p>
      <text:p text:style-name="P10"/>
      <text:p text:style-name="P11">Make it interactive </text:p>
      <text:p text:style-name="P13">To make it interactive, we use the features of hmtl that is data attributes</text:p>
      <text:p text:style-name="P13">It allow us to attached any information to html element. Where it has to be always started by data-.</text:p>
      <text:p text:style-name="P14">For making the button and link interactive , we use loop and conditional statement to make interactive mode. Where in this project, mostly for.Each and if...else conditions are being used. </text:p>
      <text:p text:style-name="P12"><text:span text:style-name="T8">W</text:span>e use the document.quuerySelector(id).innerHTML = <text:span text:style-name="T5">productHMTL</text:span><text:span text:style-name="T6">(variable name)</text:span><text:span text:style-name="T5"> ;</text:span></text:p>
      <text:p text:style-name="P15">we use <text:span text:style-name="T4">document.quuerySelector(id).innerHTM </text:span>to select and retrieve elements from the HTML document using CSS selector syntax. </text:p>
      <text:p text:style-name="P6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0:38:27.871151761</meta:creation-date>
    <dc:date>2023-07-22T10:06:33.413959667</dc:date>
    <meta:editing-duration>PT56M27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46" meta:character-count="1502" meta:non-whitespace-character-count="1270"/>
  </office:meta>
</office:document-meta>
</file>